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16in"/>
    </style:style>
    <style:style style:name="co2" style:family="table-column">
      <style:table-column-properties fo:break-before="auto" style:column-width="3.2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Taxonomy</text:p>
          </table:table-cell>
          <table:table-cell table:style-name="ce1" office:value-type="string" calcext:value-type="string">
            <text:p>Pathway_Name</text:p>
          </table:table-cell>
          <table:table-cell table:style-name="ce1" office:value-type="string" calcext:value-type="string">
            <text:p>Pathway_KEGG_no</text:p>
          </table:table-cell>
          <table:table-cell table:style-name="ce1" office:value-type="string" calcext:value-type="string">
            <text:p>Pathway_Correlation_Coefficient</text:p>
          </table:table-cell>
          <table:table-cell table:style-name="ce1" office:value-type="string" calcext:value-type="string">
            <text:p>Pathway_Regulation_Type</text:p>
          </table:table-cell>
          <table:table-cell table:style-name="ce1" office:value-type="string" calcext:value-type="string">
            <text:p>Orthology_Name</text:p>
          </table:table-cell>
          <table:table-cell table:style-name="ce1" office:value-type="string" calcext:value-type="string">
            <text:p>Orthology_kegg_no</text:p>
          </table:table-cell>
          <table:table-cell table:style-name="ce1" office:value-type="string" calcext:value-type="string">
            <text:p>Orthology_Regulation</text:p>
          </table:table-cell>
          <table:table-cell table:style-name="ce1" office:value-type="string" calcext:value-type="string">
            <text:p>Orthology_Correlation</text:p>
          </table:table-cell>
          <table:table-cell table:style-name="ce1" office:value-type="string" calcext:value-type="string">
            <text:p>Orthology_Regulation_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etibacterium</text:p>
          </table:table-cell>
          <table:table-cell office:value-type="string" calcext:value-type="string">
            <text:p>Taurine and hypotaurine metabolism</text:p>
          </table:table-cell>
          <table:table-cell office:value-type="string" calcext:value-type="string">
            <text:p>ko00430</text:p>
          </table:table-cell>
          <table:table-cell office:value-type="float" office:value="0.226752" calcext:value-type="float">
            <text:p>0.226752</text:p>
          </table:table-cell>
          <table:table-cell office:value-type="string" calcext:value-type="string">
            <text:p>Downregulated</text:p>
          </table:table-cell>
          <table:table-cell office:value-type="string" calcext:value-type="string">
            <text:p>dimethylaniline monooxygenase (N-oxide forming)</text:p>
          </table:table-cell>
          <table:table-cell office:value-type="string" calcext:value-type="string">
            <text:p>K00485</text:p>
          </table:table-cell>
          <table:table-cell office:value-type="string" calcext:value-type="string">
            <text:p>up-regulated</text:p>
          </table:table-cell>
          <table:table-cell office:value-type="float" office:value="0.42521" calcext:value-type="float">
            <text:p>0.42521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ulfovibrio</text:p>
          </table:table-cell>
          <table:table-cell office:value-type="string" calcext:value-type="string">
            <text:p>Arginine biosynthesis</text:p>
          </table:table-cell>
          <table:table-cell office:value-type="string" calcext:value-type="string">
            <text:p>ko00220</text:p>
          </table:table-cell>
          <table:table-cell office:value-type="float" office:value="0.41244" calcext:value-type="float">
            <text:p>0.41244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arginase</text:p>
          </table:table-cell>
          <table:table-cell office:value-type="string" calcext:value-type="string">
            <text:p>K01476</text:p>
          </table:table-cell>
          <table:table-cell office:value-type="string" calcext:value-type="string">
            <text:p>up-regulated</text:p>
          </table:table-cell>
          <table:table-cell office:value-type="float" office:value="0.221214" calcext:value-type="float">
            <text:p>0.221214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etibacterium</text:p>
          </table:table-cell>
          <table:table-cell office:value-type="string" calcext:value-type="string">
            <text:p>Arginine biosynthesis</text:p>
          </table:table-cell>
          <table:table-cell office:value-type="string" calcext:value-type="string">
            <text:p>ko00220</text:p>
          </table:table-cell>
          <table:table-cell office:value-type="float" office:value="0.324923" calcext:value-type="float">
            <text:p>0.324923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arginase</text:p>
          </table:table-cell>
          <table:table-cell office:value-type="string" calcext:value-type="string">
            <text:p>K01476</text:p>
          </table:table-cell>
          <table:table-cell office:value-type="string" calcext:value-type="string">
            <text:p>up-regulated</text:p>
          </table:table-cell>
          <table:table-cell office:value-type="float" office:value="0.483422" calcext:value-type="float">
            <text:p>0.483422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vimonas</text:p>
          </table:table-cell>
          <table:table-cell office:value-type="string" calcext:value-type="string">
            <text:p>Arginine biosynthesis</text:p>
          </table:table-cell>
          <table:table-cell office:value-type="string" calcext:value-type="string">
            <text:p>ko00220</text:p>
          </table:table-cell>
          <table:table-cell office:value-type="float" office:value="0.237023" calcext:value-type="float">
            <text:p>0.237023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arginase</text:p>
          </table:table-cell>
          <table:table-cell office:value-type="string" calcext:value-type="string">
            <text:p>K01476</text:p>
          </table:table-cell>
          <table:table-cell office:value-type="string" calcext:value-type="string">
            <text:p>up-regulated</text:p>
          </table:table-cell>
          <table:table-cell office:value-type="float" office:value="0.416132" calcext:value-type="float">
            <text:p>0.416132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lstonia</text:p>
          </table:table-cell>
          <table:table-cell office:value-type="string" calcext:value-type="string">
            <text:p>Arginine biosynthesis</text:p>
          </table:table-cell>
          <table:table-cell office:value-type="string" calcext:value-type="string">
            <text:p>ko00220</text:p>
          </table:table-cell>
          <table:table-cell office:value-type="float" office:value="0.230607" calcext:value-type="float">
            <text:p>0.230607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arginase</text:p>
          </table:table-cell>
          <table:table-cell office:value-type="string" calcext:value-type="string">
            <text:p>K01476</text:p>
          </table:table-cell>
          <table:table-cell office:value-type="string" calcext:value-type="string">
            <text:p>up-regulated</text:p>
          </table:table-cell>
          <table:table-cell office:value-type="float" office:value="0.308364" calcext:value-type="float">
            <text:p>0.308364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etibacterium</text:p>
          </table:table-cell>
          <table:table-cell office:value-type="string" calcext:value-type="string">
            <text:p>Glycosphingolipid biosynthesis - lacto and neo...</text:p>
          </table:table-cell>
          <table:table-cell office:value-type="string" calcext:value-type="string">
            <text:p>ko00601</text:p>
          </table:table-cell>
          <table:table-cell office:value-type="float" office:value="0.392703" calcext:value-type="float">
            <text:p>0.392703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alpha-N-acetyl-neuraminate alpha-2,8-sialyltra...</text:p>
          </table:table-cell>
          <table:table-cell office:value-type="string" calcext:value-type="string">
            <text:p>K03371</text:p>
          </table:table-cell>
          <table:table-cell office:value-type="string" calcext:value-type="string">
            <text:p>up-regulated</text:p>
          </table:table-cell>
          <table:table-cell office:value-type="float" office:value="0.656058" calcext:value-type="float">
            <text:p>0.656058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lsenella</text:p>
          </table:table-cell>
          <table:table-cell office:value-type="string" calcext:value-type="string">
            <text:p>Glycosphingolipid biosynthesis - lacto and neo...</text:p>
          </table:table-cell>
          <table:table-cell office:value-type="string" calcext:value-type="string">
            <text:p>ko00601</text:p>
          </table:table-cell>
          <table:table-cell office:value-type="float" office:value="0.252912" calcext:value-type="float">
            <text:p>0.252912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alpha-N-acetyl-neuraminate alpha-2,8-sialyltra...</text:p>
          </table:table-cell>
          <table:table-cell office:value-type="string" calcext:value-type="string">
            <text:p>K03371</text:p>
          </table:table-cell>
          <table:table-cell office:value-type="string" calcext:value-type="string">
            <text:p>up-regulated</text:p>
          </table:table-cell>
          <table:table-cell office:value-type="float" office:value="0.343685" calcext:value-type="float">
            <text:p>0.343685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vimonas</text:p>
          </table:table-cell>
          <table:table-cell office:value-type="string" calcext:value-type="string">
            <text:p>Glycosphingolipid biosynthesis - lacto and neo...</text:p>
          </table:table-cell>
          <table:table-cell office:value-type="string" calcext:value-type="string">
            <text:p>ko00601</text:p>
          </table:table-cell>
          <table:table-cell office:value-type="float" office:value="0.241825" calcext:value-type="float">
            <text:p>0.241825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alpha-N-acetyl-neuraminate alpha-2,8-sialyltra...</text:p>
          </table:table-cell>
          <table:table-cell office:value-type="string" calcext:value-type="string">
            <text:p>K03371</text:p>
          </table:table-cell>
          <table:table-cell office:value-type="string" calcext:value-type="string">
            <text:p>up-regulated</text:p>
          </table:table-cell>
          <table:table-cell office:value-type="float" office:value="0.49427" calcext:value-type="float">
            <text:p>0.49427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etibacterium</text:p>
          </table:table-cell>
          <table:table-cell office:value-type="string" calcext:value-type="string">
            <text:p>Taurine and hypotaurine metabolism</text:p>
          </table:table-cell>
          <table:table-cell office:value-type="string" calcext:value-type="string">
            <text:p>ko00430</text:p>
          </table:table-cell>
          <table:table-cell office:value-type="float" office:value="0.226752" calcext:value-type="float">
            <text:p>0.226752</text:p>
          </table:table-cell>
          <table:table-cell office:value-type="string" calcext:value-type="string">
            <text:p>Downregulated</text:p>
          </table:table-cell>
          <table:table-cell office:value-type="string" calcext:value-type="string">
            <text:p>sulfoacetaldehyde acetyltransferase</text:p>
          </table:table-cell>
          <table:table-cell office:value-type="string" calcext:value-type="string">
            <text:p>K03852</text:p>
          </table:table-cell>
          <table:table-cell office:value-type="string" calcext:value-type="string">
            <text:p>up-regulated</text:p>
          </table:table-cell>
          <table:table-cell office:value-type="float" office:value="0.294357" calcext:value-type="float">
            <text:p>0.294357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lstonia</text:p>
          </table:table-cell>
          <table:table-cell office:value-type="string" calcext:value-type="string">
            <text:p>Taurine and hypotaurine metabolism</text:p>
          </table:table-cell>
          <table:table-cell office:value-type="string" calcext:value-type="string">
            <text:p>ko00430</text:p>
          </table:table-cell>
          <table:table-cell office:value-type="float" office:value="-0.27078" calcext:value-type="float">
            <text:p>-0.27078</text:p>
          </table:table-cell>
          <table:table-cell office:value-type="string" calcext:value-type="string">
            <text:p>Downregulated</text:p>
          </table:table-cell>
          <table:table-cell office:value-type="string" calcext:value-type="string">
            <text:p>sulfoacetaldehyde acetyltransferase</text:p>
          </table:table-cell>
          <table:table-cell office:value-type="string" calcext:value-type="string">
            <text:p>K03852</text:p>
          </table:table-cell>
          <table:table-cell office:value-type="string" calcext:value-type="string">
            <text:p>up-regulated</text:p>
          </table:table-cell>
          <table:table-cell office:value-type="float" office:value="0.270702" calcext:value-type="float">
            <text:p>0.270702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ulfovibrio</text:p>
          </table:table-cell>
          <table:table-cell office:value-type="string" calcext:value-type="string">
            <text:p>cAMP signaling pathway</text:p>
          </table:table-cell>
          <table:table-cell office:value-type="string" calcext:value-type="string">
            <text:p>ko04024</text:p>
          </table:table-cell>
          <table:table-cell office:value-type="float" office:value="0.470981" calcext:value-type="float">
            <text:p>0.470981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glutamate receptor ionotropic, NMDA 1</text:p>
          </table:table-cell>
          <table:table-cell office:value-type="string" calcext:value-type="string">
            <text:p>K05208</text:p>
          </table:table-cell>
          <table:table-cell office:value-type="string" calcext:value-type="string">
            <text:p>up-regulated</text:p>
          </table:table-cell>
          <table:table-cell office:value-type="float" office:value="0.284686" calcext:value-type="float">
            <text:p>0.284686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etibacterium</text:p>
          </table:table-cell>
          <table:table-cell office:value-type="string" calcext:value-type="string">
            <text:p>cAMP signaling pathway</text:p>
          </table:table-cell>
          <table:table-cell office:value-type="string" calcext:value-type="string">
            <text:p>ko04024</text:p>
          </table:table-cell>
          <table:table-cell office:value-type="float" office:value="0.40313" calcext:value-type="float">
            <text:p>0.40313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glutamate receptor ionotropic, NMDA 1</text:p>
          </table:table-cell>
          <table:table-cell office:value-type="string" calcext:value-type="string">
            <text:p>K05208</text:p>
          </table:table-cell>
          <table:table-cell office:value-type="string" calcext:value-type="string">
            <text:p>up-regulated</text:p>
          </table:table-cell>
          <table:table-cell office:value-type="float" office:value="0.542645" calcext:value-type="float">
            <text:p>0.542645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vimonas</text:p>
          </table:table-cell>
          <table:table-cell office:value-type="string" calcext:value-type="string">
            <text:p>cAMP signaling pathway</text:p>
          </table:table-cell>
          <table:table-cell office:value-type="string" calcext:value-type="string">
            <text:p>ko04024</text:p>
          </table:table-cell>
          <table:table-cell office:value-type="float" office:value="0.244574" calcext:value-type="float">
            <text:p>0.244574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glutamate receptor ionotropic, NMDA 1</text:p>
          </table:table-cell>
          <table:table-cell office:value-type="string" calcext:value-type="string">
            <text:p>K05208</text:p>
          </table:table-cell>
          <table:table-cell office:value-type="string" calcext:value-type="string">
            <text:p>up-regulated</text:p>
          </table:table-cell>
          <table:table-cell office:value-type="float" office:value="0.473591" calcext:value-type="float">
            <text:p>0.473591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lstonia</text:p>
          </table:table-cell>
          <table:table-cell office:value-type="string" calcext:value-type="string">
            <text:p>cAMP signaling pathway</text:p>
          </table:table-cell>
          <table:table-cell office:value-type="string" calcext:value-type="string">
            <text:p>ko04024</text:p>
          </table:table-cell>
          <table:table-cell office:value-type="float" office:value="0.232976" calcext:value-type="float">
            <text:p>0.232976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glutamate receptor ionotropic, NMDA 1</text:p>
          </table:table-cell>
          <table:table-cell office:value-type="string" calcext:value-type="string">
            <text:p>K05208</text:p>
          </table:table-cell>
          <table:table-cell office:value-type="string" calcext:value-type="string">
            <text:p>up-regulated</text:p>
          </table:table-cell>
          <table:table-cell office:value-type="float" office:value="0.280494" calcext:value-type="float">
            <text:p>0.280494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etibacterium</text:p>
          </table:table-cell>
          <table:table-cell office:value-type="string" calcext:value-type="string">
            <text:p>PI3K-Akt signaling pathway</text:p>
          </table:table-cell>
          <table:table-cell office:value-type="string" calcext:value-type="string">
            <text:p>ko04151</text:p>
          </table:table-cell>
          <table:table-cell office:value-type="float" office:value="0.364617" calcext:value-type="float">
            <text:p>0.364617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tuberous sclerosis 2</text:p>
          </table:table-cell>
          <table:table-cell office:value-type="string" calcext:value-type="string">
            <text:p>K07207</text:p>
          </table:table-cell>
          <table:table-cell office:value-type="string" calcext:value-type="string">
            <text:p>up-regulated</text:p>
          </table:table-cell>
          <table:table-cell office:value-type="float" office:value="0.248362" calcext:value-type="float">
            <text:p>0.248362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vimonas</text:p>
          </table:table-cell>
          <table:table-cell office:value-type="string" calcext:value-type="string">
            <text:p>PI3K-Akt signaling pathway</text:p>
          </table:table-cell>
          <table:table-cell office:value-type="string" calcext:value-type="string">
            <text:p>ko04151</text:p>
          </table:table-cell>
          <table:table-cell office:value-type="float" office:value="0.238509" calcext:value-type="float">
            <text:p>0.238509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tuberous sclerosis 2</text:p>
          </table:table-cell>
          <table:table-cell office:value-type="string" calcext:value-type="string">
            <text:p>K07207</text:p>
          </table:table-cell>
          <table:table-cell office:value-type="string" calcext:value-type="string">
            <text:p>up-regulated</text:p>
          </table:table-cell>
          <table:table-cell office:value-type="float" office:value="0.234213" calcext:value-type="float">
            <text:p>0.234213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etibacterium</text:p>
          </table:table-cell>
          <table:table-cell office:value-type="string" calcext:value-type="string">
            <text:p>Choline metabolism in cancer</text:p>
          </table:table-cell>
          <table:table-cell office:value-type="string" calcext:value-type="string">
            <text:p>ko05231</text:p>
          </table:table-cell>
          <table:table-cell office:value-type="float" office:value="0.227778" calcext:value-type="float">
            <text:p>0.227778</text:p>
          </table:table-cell>
          <table:table-cell office:value-type="string" calcext:value-type="string">
            <text:p>Downregulated</text:p>
          </table:table-cell>
          <table:table-cell office:value-type="string" calcext:value-type="string">
            <text:p>tuberous sclerosis 2</text:p>
          </table:table-cell>
          <table:table-cell office:value-type="string" calcext:value-type="string">
            <text:p>K07207</text:p>
          </table:table-cell>
          <table:table-cell office:value-type="string" calcext:value-type="string">
            <text:p>up-regulated</text:p>
          </table:table-cell>
          <table:table-cell office:value-type="float" office:value="0.248362" calcext:value-type="float">
            <text:p>0.248362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ctobacillus</text:p>
          </table:table-cell>
          <table:table-cell office:value-type="string" calcext:value-type="string">
            <text:p>Choline metabolism in cancer</text:p>
          </table:table-cell>
          <table:table-cell office:value-type="string" calcext:value-type="string">
            <text:p>ko05231</text:p>
          </table:table-cell>
          <table:table-cell office:value-type="float" office:value="0.206622" calcext:value-type="float">
            <text:p>0.206622</text:p>
          </table:table-cell>
          <table:table-cell office:value-type="string" calcext:value-type="string">
            <text:p>Downregulated</text:p>
          </table:table-cell>
          <table:table-cell office:value-type="string" calcext:value-type="string">
            <text:p>tuberous sclerosis 2</text:p>
          </table:table-cell>
          <table:table-cell office:value-type="string" calcext:value-type="string">
            <text:p>K07207</text:p>
          </table:table-cell>
          <table:table-cell office:value-type="string" calcext:value-type="string">
            <text:p>up-regulated</text:p>
          </table:table-cell>
          <table:table-cell office:value-type="float" office:value="0.241851" calcext:value-type="float">
            <text:p>0.241851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vimonas</text:p>
          </table:table-cell>
          <table:table-cell office:value-type="string" calcext:value-type="string">
            <text:p>Choline metabolism in cancer</text:p>
          </table:table-cell>
          <table:table-cell office:value-type="string" calcext:value-type="string">
            <text:p>ko05231</text:p>
          </table:table-cell>
          <table:table-cell office:value-type="float" office:value="-0.253797" calcext:value-type="float">
            <text:p>-0.253797</text:p>
          </table:table-cell>
          <table:table-cell office:value-type="string" calcext:value-type="string">
            <text:p>Downregulated</text:p>
          </table:table-cell>
          <table:table-cell office:value-type="string" calcext:value-type="string">
            <text:p>tuberous sclerosis 2</text:p>
          </table:table-cell>
          <table:table-cell office:value-type="string" calcext:value-type="string">
            <text:p>K07207</text:p>
          </table:table-cell>
          <table:table-cell office:value-type="string" calcext:value-type="string">
            <text:p>up-regulated</text:p>
          </table:table-cell>
          <table:table-cell office:value-type="float" office:value="0.234213" calcext:value-type="float">
            <text:p>0.234213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ctobacillus</text:p>
          </table:table-cell>
          <table:table-cell office:value-type="string" calcext:value-type="string">
            <text:p>mTOR signaling pathway</text:p>
          </table:table-cell>
          <table:table-cell office:value-type="string" calcext:value-type="string">
            <text:p>ko04150</text:p>
          </table:table-cell>
          <table:table-cell office:value-type="float" office:value="0.200167" calcext:value-type="float">
            <text:p>0.200167</text:p>
          </table:table-cell>
          <table:table-cell office:value-type="string" calcext:value-type="string">
            <text:p>Downregulated</text:p>
          </table:table-cell>
          <table:table-cell office:value-type="string" calcext:value-type="string">
            <text:p>tuberous sclerosis 2</text:p>
          </table:table-cell>
          <table:table-cell office:value-type="string" calcext:value-type="string">
            <text:p>K07207</text:p>
          </table:table-cell>
          <table:table-cell office:value-type="string" calcext:value-type="string">
            <text:p>up-regulated</text:p>
          </table:table-cell>
          <table:table-cell office:value-type="float" office:value="0.241851" calcext:value-type="float">
            <text:p>0.241851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vimonas</text:p>
          </table:table-cell>
          <table:table-cell office:value-type="string" calcext:value-type="string">
            <text:p>mTOR signaling pathway</text:p>
          </table:table-cell>
          <table:table-cell office:value-type="string" calcext:value-type="string">
            <text:p>ko04150</text:p>
          </table:table-cell>
          <table:table-cell office:value-type="float" office:value="-0.255149" calcext:value-type="float">
            <text:p>-0.255149</text:p>
          </table:table-cell>
          <table:table-cell office:value-type="string" calcext:value-type="string">
            <text:p>Downregulated</text:p>
          </table:table-cell>
          <table:table-cell office:value-type="string" calcext:value-type="string">
            <text:p>tuberous sclerosis 2</text:p>
          </table:table-cell>
          <table:table-cell office:value-type="string" calcext:value-type="string">
            <text:p>K07207</text:p>
          </table:table-cell>
          <table:table-cell office:value-type="string" calcext:value-type="string">
            <text:p>up-regulated</text:p>
          </table:table-cell>
          <table:table-cell office:value-type="float" office:value="0.234213" calcext:value-type="float">
            <text:p>0.234213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etibacterium</text:p>
          </table:table-cell>
          <table:table-cell office:value-type="string" calcext:value-type="string">
            <text:p>Tight junction</text:p>
          </table:table-cell>
          <table:table-cell office:value-type="string" calcext:value-type="string">
            <text:p>ko04530</text:p>
          </table:table-cell>
          <table:table-cell office:value-type="float" office:value="0.365712" calcext:value-type="float">
            <text:p>0.365712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serine/threonine-protein kinase 11</text:p>
          </table:table-cell>
          <table:table-cell office:value-type="string" calcext:value-type="string">
            <text:p>K07298</text:p>
          </table:table-cell>
          <table:table-cell office:value-type="string" calcext:value-type="string">
            <text:p>up-regulated</text:p>
          </table:table-cell>
          <table:table-cell office:value-type="float" office:value="0.353184" calcext:value-type="float">
            <text:p>0.353184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vimonas</text:p>
          </table:table-cell>
          <table:table-cell office:value-type="string" calcext:value-type="string">
            <text:p>Tight junction</text:p>
          </table:table-cell>
          <table:table-cell office:value-type="string" calcext:value-type="string">
            <text:p>ko04530</text:p>
          </table:table-cell>
          <table:table-cell office:value-type="float" office:value="0.239896" calcext:value-type="float">
            <text:p>0.239896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serine/threonine-protein kinase 11</text:p>
          </table:table-cell>
          <table:table-cell office:value-type="string" calcext:value-type="string">
            <text:p>K07298</text:p>
          </table:table-cell>
          <table:table-cell office:value-type="string" calcext:value-type="string">
            <text:p>up-regulated</text:p>
          </table:table-cell>
          <table:table-cell office:value-type="float" office:value="0.278529" calcext:value-type="float">
            <text:p>0.278529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etibacterium</text:p>
          </table:table-cell>
          <table:table-cell office:value-type="string" calcext:value-type="string">
            <text:p>PI3K-Akt signaling pathway</text:p>
          </table:table-cell>
          <table:table-cell office:value-type="string" calcext:value-type="string">
            <text:p>ko04151</text:p>
          </table:table-cell>
          <table:table-cell office:value-type="float" office:value="0.364617" calcext:value-type="float">
            <text:p>0.364617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serine/threonine-protein kinase 11</text:p>
          </table:table-cell>
          <table:table-cell office:value-type="string" calcext:value-type="string">
            <text:p>K07298</text:p>
          </table:table-cell>
          <table:table-cell office:value-type="string" calcext:value-type="string">
            <text:p>up-regulated</text:p>
          </table:table-cell>
          <table:table-cell office:value-type="float" office:value="0.353184" calcext:value-type="float">
            <text:p>0.353184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vimonas</text:p>
          </table:table-cell>
          <table:table-cell office:value-type="string" calcext:value-type="string">
            <text:p>PI3K-Akt signaling pathway</text:p>
          </table:table-cell>
          <table:table-cell office:value-type="string" calcext:value-type="string">
            <text:p>ko04151</text:p>
          </table:table-cell>
          <table:table-cell office:value-type="float" office:value="0.238509" calcext:value-type="float">
            <text:p>0.238509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serine/threonine-protein kinase 11</text:p>
          </table:table-cell>
          <table:table-cell office:value-type="string" calcext:value-type="string">
            <text:p>K07298</text:p>
          </table:table-cell>
          <table:table-cell office:value-type="string" calcext:value-type="string">
            <text:p>up-regulated</text:p>
          </table:table-cell>
          <table:table-cell office:value-type="float" office:value="0.278529" calcext:value-type="float">
            <text:p>0.278529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vimonas</text:p>
          </table:table-cell>
          <table:table-cell office:value-type="string" calcext:value-type="string">
            <text:p>mTOR signaling pathway</text:p>
          </table:table-cell>
          <table:table-cell office:value-type="string" calcext:value-type="string">
            <text:p>ko04150</text:p>
          </table:table-cell>
          <table:table-cell office:value-type="float" office:value="-0.255149" calcext:value-type="float">
            <text:p>-0.255149</text:p>
          </table:table-cell>
          <table:table-cell office:value-type="string" calcext:value-type="string">
            <text:p>Downregulated</text:p>
          </table:table-cell>
          <table:table-cell office:value-type="string" calcext:value-type="string">
            <text:p>serine/threonine-protein kinase 11</text:p>
          </table:table-cell>
          <table:table-cell office:value-type="string" calcext:value-type="string">
            <text:p>K07298</text:p>
          </table:table-cell>
          <table:table-cell office:value-type="string" calcext:value-type="string">
            <text:p>up-regulated</text:p>
          </table:table-cell>
          <table:table-cell office:value-type="float" office:value="0.278529" calcext:value-type="float">
            <text:p>0.278529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eudomonas</text:p>
          </table:table-cell>
          <table:table-cell office:value-type="string" calcext:value-type="string">
            <text:p>mTOR signaling pathway</text:p>
          </table:table-cell>
          <table:table-cell office:value-type="string" calcext:value-type="string">
            <text:p>ko04150</text:p>
          </table:table-cell>
          <table:table-cell office:value-type="float" office:value="-0.28865" calcext:value-type="float">
            <text:p>-0.28865</text:p>
          </table:table-cell>
          <table:table-cell office:value-type="string" calcext:value-type="string">
            <text:p>Downregulated</text:p>
          </table:table-cell>
          <table:table-cell office:value-type="string" calcext:value-type="string">
            <text:p>serine/threonine-protein kinase 11</text:p>
          </table:table-cell>
          <table:table-cell office:value-type="string" calcext:value-type="string">
            <text:p>K07298</text:p>
          </table:table-cell>
          <table:table-cell office:value-type="string" calcext:value-type="string">
            <text:p>up-regulated</text:p>
          </table:table-cell>
          <table:table-cell office:value-type="float" office:value="0.251945" calcext:value-type="float">
            <text:p>0.251945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etibacterium</text:p>
          </table:table-cell>
          <table:table-cell office:value-type="string" calcext:value-type="string">
            <text:p>PI3K-Akt signaling pathway</text:p>
          </table:table-cell>
          <table:table-cell office:value-type="string" calcext:value-type="string">
            <text:p>ko04151</text:p>
          </table:table-cell>
          <table:table-cell office:value-type="float" office:value="0.364617" calcext:value-type="float">
            <text:p>0.364617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guanine nucleotide-binding protein G(I)/G(S)/G...</text:p>
          </table:table-cell>
          <table:table-cell office:value-type="string" calcext:value-type="string">
            <text:p>K07825</text:p>
          </table:table-cell>
          <table:table-cell office:value-type="string" calcext:value-type="string">
            <text:p>up-regulated</text:p>
          </table:table-cell>
          <table:table-cell office:value-type="float" office:value="0.257025" calcext:value-type="float">
            <text:p>0.257025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vimonas</text:p>
          </table:table-cell>
          <table:table-cell office:value-type="string" calcext:value-type="string">
            <text:p>PI3K-Akt signaling pathway</text:p>
          </table:table-cell>
          <table:table-cell office:value-type="string" calcext:value-type="string">
            <text:p>ko04151</text:p>
          </table:table-cell>
          <table:table-cell office:value-type="float" office:value="0.238509" calcext:value-type="float">
            <text:p>0.238509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guanine nucleotide-binding protein G(I)/G(S)/G...</text:p>
          </table:table-cell>
          <table:table-cell office:value-type="string" calcext:value-type="string">
            <text:p>K07825</text:p>
          </table:table-cell>
          <table:table-cell office:value-type="string" calcext:value-type="string">
            <text:p>up-regulated</text:p>
          </table:table-cell>
          <table:table-cell office:value-type="float" office:value="0.274484" calcext:value-type="float">
            <text:p>0.274484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ctobacillus</text:p>
          </table:table-cell>
          <table:table-cell office:value-type="string" calcext:value-type="string">
            <text:p>Protein processing in endoplasmic reticulum</text:p>
          </table:table-cell>
          <table:table-cell office:value-type="string" calcext:value-type="string">
            <text:p>ko04141</text:p>
          </table:table-cell>
          <table:table-cell office:value-type="float" office:value="0.302792" calcext:value-type="float">
            <text:p>0.302792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cytoskeleton-associated protein 4</text:p>
          </table:table-cell>
          <table:table-cell office:value-type="string" calcext:value-type="string">
            <text:p>K13999</text:p>
          </table:table-cell>
          <table:table-cell office:value-type="string" calcext:value-type="string">
            <text:p>up-regulated</text:p>
          </table:table-cell>
          <table:table-cell office:value-type="float" office:value="0.317228" calcext:value-type="float">
            <text:p>0.317228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monsiella</text:p>
          </table:table-cell>
          <table:table-cell office:value-type="string" calcext:value-type="string">
            <text:p>Staurosporine biosynthesis</text:p>
          </table:table-cell>
          <table:table-cell office:value-type="string" calcext:value-type="string">
            <text:p>ko00404</text:p>
          </table:table-cell>
          <table:table-cell office:value-type="float" office:value="-0.385986" calcext:value-type="float">
            <text:p>-0.385986</text:p>
          </table:table-cell>
          <table:table-cell office:value-type="string" calcext:value-type="string">
            <text:p>Downregulated</text:p>
          </table:table-cell>
          <table:table-cell office:value-type="string" calcext:value-type="string">
            <text:p>5-epimerase</text:p>
          </table:table-cell>
          <table:table-cell office:value-type="string" calcext:value-type="string">
            <text:p>K16438</text:p>
          </table:table-cell>
          <table:table-cell office:value-type="string" calcext:value-type="string">
            <text:p>up-regulated</text:p>
          </table:table-cell>
          <table:table-cell office:value-type="float" office:value="0.207119" calcext:value-type="float">
            <text:p>0.207119</text:p>
          </table:table-cell>
          <table:table-cell office:value-type="string" calcext:value-type="string">
            <text:p>Up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etibacterium</text:p>
          </table:table-cell>
          <table:table-cell office:value-type="string" calcext:value-type="string">
            <text:p>Taurine and hypotaurine metabolism</text:p>
          </table:table-cell>
          <table:table-cell office:value-type="string" calcext:value-type="string">
            <text:p>ko00430</text:p>
          </table:table-cell>
          <table:table-cell office:value-type="float" office:value="0.226752" calcext:value-type="float">
            <text:p>0.226752</text:p>
          </table:table-cell>
          <table:table-cell office:value-type="string" calcext:value-type="string">
            <text:p>Downregulated</text:p>
          </table:table-cell>
          <table:table-cell office:value-type="string" calcext:value-type="string">
            <text:p>taurine dioxygenase</text:p>
          </table:table-cell>
          <table:table-cell office:value-type="string" calcext:value-type="string">
            <text:p>K03119</text:p>
          </table:table-cell>
          <table:table-cell office:value-type="string" calcext:value-type="string">
            <text:p>down-regulated</text:p>
          </table:table-cell>
          <table:table-cell office:value-type="float" office:value="0.236416" calcext:value-type="float">
            <text:p>0.236416</text:p>
          </table:table-cell>
          <table:table-cell office:value-type="string" calcext:value-type="string">
            <text:p>Down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lstonia</text:p>
          </table:table-cell>
          <table:table-cell office:value-type="string" calcext:value-type="string">
            <text:p>Taurine and hypotaurine metabolism</text:p>
          </table:table-cell>
          <table:table-cell office:value-type="string" calcext:value-type="string">
            <text:p>ko00430</text:p>
          </table:table-cell>
          <table:table-cell office:value-type="float" office:value="-0.27078" calcext:value-type="float">
            <text:p>-0.27078</text:p>
          </table:table-cell>
          <table:table-cell office:value-type="string" calcext:value-type="string">
            <text:p>Downregulated</text:p>
          </table:table-cell>
          <table:table-cell office:value-type="string" calcext:value-type="string">
            <text:p>taurine dioxygenase</text:p>
          </table:table-cell>
          <table:table-cell office:value-type="string" calcext:value-type="string">
            <text:p>K03119</text:p>
          </table:table-cell>
          <table:table-cell office:value-type="string" calcext:value-type="string">
            <text:p>down-regulated</text:p>
          </table:table-cell>
          <table:table-cell office:value-type="float" office:value="0.606136" calcext:value-type="float">
            <text:p>0.606136</text:p>
          </table:table-cell>
          <table:table-cell office:value-type="string" calcext:value-type="string">
            <text:p>Down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ctobacillus</text:p>
          </table:table-cell>
          <table:table-cell office:value-type="string" calcext:value-type="string">
            <text:p>Glycosphingolipid biosynthesis - lacto and neo...</text:p>
          </table:table-cell>
          <table:table-cell office:value-type="string" calcext:value-type="string">
            <text:p>ko00601</text:p>
          </table:table-cell>
          <table:table-cell office:value-type="float" office:value="0.305171" calcext:value-type="float">
            <text:p>0.305171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beta-1,4-galactosyltransferase 1</text:p>
          </table:table-cell>
          <table:table-cell office:value-type="string" calcext:value-type="string">
            <text:p>K07966</text:p>
          </table:table-cell>
          <table:table-cell office:value-type="string" calcext:value-type="string">
            <text:p>down-regulated</text:p>
          </table:table-cell>
          <table:table-cell office:value-type="float" office:value="-0.351234" calcext:value-type="float">
            <text:p>-0.351234</text:p>
          </table:table-cell>
          <table:table-cell office:value-type="string" calcext:value-type="string">
            <text:p>Down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uconostoc</text:p>
          </table:table-cell>
          <table:table-cell office:value-type="string" calcext:value-type="string">
            <text:p>Glycosphingolipid biosynthesis - lacto and neo...</text:p>
          </table:table-cell>
          <table:table-cell office:value-type="string" calcext:value-type="string">
            <text:p>ko00601</text:p>
          </table:table-cell>
          <table:table-cell office:value-type="float" office:value="0.280272" calcext:value-type="float">
            <text:p>0.280272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beta-1,4-galactosyltransferase 1</text:p>
          </table:table-cell>
          <table:table-cell office:value-type="string" calcext:value-type="string">
            <text:p>K07966</text:p>
          </table:table-cell>
          <table:table-cell office:value-type="string" calcext:value-type="string">
            <text:p>down-regulated</text:p>
          </table:table-cell>
          <table:table-cell office:value-type="float" office:value="-0.235259" calcext:value-type="float">
            <text:p>-0.235259</text:p>
          </table:table-cell>
          <table:table-cell office:value-type="string" calcext:value-type="string">
            <text:p>Down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ctobacillus</text:p>
          </table:table-cell>
          <table:table-cell office:value-type="string" calcext:value-type="string">
            <text:p>Protein processing in endoplasmic reticulum</text:p>
          </table:table-cell>
          <table:table-cell office:value-type="string" calcext:value-type="string">
            <text:p>ko04141</text:p>
          </table:table-cell>
          <table:table-cell office:value-type="float" office:value="0.302792" calcext:value-type="float">
            <text:p>0.302792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DnaJ homolog subfamily C member 3</text:p>
          </table:table-cell>
          <table:table-cell office:value-type="string" calcext:value-type="string">
            <text:p>K09523</text:p>
          </table:table-cell>
          <table:table-cell office:value-type="string" calcext:value-type="string">
            <text:p>down-regulated</text:p>
          </table:table-cell>
          <table:table-cell office:value-type="float" office:value="-0.36879" calcext:value-type="float">
            <text:p>-0.36879</text:p>
          </table:table-cell>
          <table:table-cell office:value-type="string" calcext:value-type="string">
            <text:p>Downreg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uconostoc</text:p>
          </table:table-cell>
          <table:table-cell office:value-type="string" calcext:value-type="string">
            <text:p>Protein processing in endoplasmic reticulum</text:p>
          </table:table-cell>
          <table:table-cell office:value-type="string" calcext:value-type="string">
            <text:p>ko04141</text:p>
          </table:table-cell>
          <table:table-cell office:value-type="float" office:value="0.275502" calcext:value-type="float">
            <text:p>0.275502</text:p>
          </table:table-cell>
          <table:table-cell office:value-type="string" calcext:value-type="string">
            <text:p>Upregulated</text:p>
          </table:table-cell>
          <table:table-cell office:value-type="string" calcext:value-type="string">
            <text:p>DnaJ homolog subfamily C member 3</text:p>
          </table:table-cell>
          <table:table-cell office:value-type="string" calcext:value-type="string">
            <text:p>K09523</text:p>
          </table:table-cell>
          <table:table-cell office:value-type="string" calcext:value-type="string">
            <text:p>down-regulated</text:p>
          </table:table-cell>
          <table:table-cell office:value-type="float" office:value="-0.213072" calcext:value-type="float">
            <text:p>-0.213072</text:p>
          </table:table-cell>
          <table:table-cell office:value-type="string" calcext:value-type="string">
            <text:p>Downregulated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6:12:53.506061109</meta:creation-date>
    <dc:date>2024-11-05T16:30:14.762691863</dc:date>
    <meta:editing-duration>PT7M11S</meta:editing-duration>
    <meta:editing-cycles>1</meta:editing-cycles>
    <meta:document-statistic meta:table-count="1" meta:cell-count="380" meta:object-count="0"/>
    <meta:generator>LibreOffice/7.3.7.2$Linux_X86_64 LibreOffice_project/30$Build-2</meta:generator>
  </office:meta>
</office:document-meta>
</file>